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8db" officeooo:paragraph-rsid="0000ab35"/>
    </style:style>
    <style:style style:name="P2" style:family="paragraph" style:parent-style-name="Standard">
      <style:text-properties officeooo:rsid="001c98db" officeooo:paragraph-rsid="00020d66"/>
    </style:style>
    <style:style style:name="P3" style:family="paragraph" style:parent-style-name="Standard">
      <style:text-properties officeooo:rsid="000220af" officeooo:paragraph-rsid="000220af"/>
    </style:style>
    <style:style style:name="P4" style:family="paragraph" style:parent-style-name="Standard">
      <style:text-properties officeooo:rsid="001c98db" officeooo:paragraph-rsid="0000ab35"/>
    </style:style>
    <style:style style:name="P5" style:family="paragraph" style:parent-style-name="Standard">
      <style:text-properties officeooo:rsid="00033804" officeooo:paragraph-rsid="00033804"/>
    </style:style>
    <style:style style:name="T1" style:family="text">
      <style:text-properties officeooo:rsid="00020d66"/>
    </style:style>
    <style:style style:name="T2" style:family="text">
      <style:text-properties officeooo:rsid="000220af"/>
    </style:style>
    <style:style style:name="T3" style:family="text">
      <style:text-properties officeooo:rsid="00033804"/>
    </style:style>
    <style:style style:name="T4" style:family="text">
      <style:text-properties officeooo:rsid="001c98db"/>
    </style:style>
    <style:style style:name="T5" style:family="text">
      <style:text-properties officeooo:rsid="0004551e"/>
    </style:style>
    <style:style style:name="T6" style:family="text">
      <style:text-properties officeooo:rsid="00072796"/>
    </style:style>
    <style:style style:name="T7" style:family="text">
      <style:text-properties officeooo:rsid="0007a3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 use cases :</text:p>
      <text:p text:style-name="P1"/>
      <text:p text:style-name="P1">PETROL:</text:p>
      <text:p text:style-name="P1"/>
      <text:p text:style-name="P1">DATA SET DESCRIPTION:</text:p>
      <text:p text:style-name="P1"/>
      <text:p text:style-name="P1">ColumnNO. <text:tab/>Name <text:tab/><text:tab/><text:tab/><text:tab/><text:tab/>Example <text:tab/>DataType</text:p>
      <text:p text:style-name="P1">Column1: <text:tab/>District.ID <text:tab/><text:tab/><text:tab/><text:tab/>I4N 1M1 <text:tab/>varchar</text:p>
      <text:p text:style-name="P1">Column2: , <text:tab/>Distributor name <text:tab/><text:tab/><text:tab/>shell <text:tab/><text:tab/>varchar</text:p>
      <text:p text:style-name="P1">Column3: <text:tab/>Buy rate (million) <text:tab/><text:tab/><text:tab/>$957.70 <text:tab/>varchar</text:p>
      <text:p text:style-name="P1">Column4: <text:tab/>Sell rate(million) <text:tab/><text:tab/><text:tab/>$5779.92 <text:tab/>varchar</text:p>
      <text:p text:style-name="P1">Column5: <text:tab/>volumeIN(millioncubic litter) <text:tab/>933 <text:tab/><text:tab/>int</text:p>
      <text:p text:style-name="P1">Column6: <text:tab/>volumeOUT(millioncubic litter) <text:tab/>843, <text:tab/><text:tab/>int</text:p>
      <text:p text:style-name="P1">Column7: <text:tab/>Year <text:tab/><text:tab/><text:tab/><text:tab/><text:tab/>1624 <text:tab/><text:tab/>int</text:p>
      <text:p text:style-name="P1"/>
      <text:p text:style-name="P1"/>
      <text:p text:style-name="P1">Creation of Table in Hive and Loading of data</text:p>
      <text:p text:style-name="P1"/>
      <text:p text:style-name="P1"><text:span text:style-name="T1">hive&gt; </text:span>create table petrol (distributer_id <text:s/>STRING, <text:s/>distributer_name STRING, amt_IN STRING, amy_OUT STRING, vol_IN INT,vol_OUT INT, year INT) row format delimited fields terminated by <text:span text:style-name="T1">'</text:span>,<text:span text:style-name="T1">'</text:span> stored as textfile;</text:p>
      <text:p text:style-name="P1"/>
      <text:p text:style-name="P2"><text:span text:style-name="T1">hive&gt; </text:span>load data local inpath <text:span text:style-name="T1">'/home/cdh/Desktop/Hadoop_Training/Hive_Projects/PETROL/PETROL.csv'</text:span> into table petrol;</text:p>
      <text:p text:style-name="P1"/>
      <text:p text:style-name="P1">1)In real life what is the total amount of petrol in volume sold by every distributor?</text:p>
      <text:p text:style-name="P1"/>
      <text:p text:style-name="P1"><text:span text:style-name="T1">hive&gt; </text:span>SELECT distributer_name, SUM(vol_OUT) <text:s/>FROM petrol GROUP BY distributer_name;</text:p>
      <text:p text:style-name="P1"/>
      <text:p text:style-name="P1">2)Which are the top 10 distributors ID’s for selling petrol and also display the amount of petrol sold in volume by them individually?</text:p>
      <text:p text:style-name="P1"/>
      <text:p text:style-name="P1"><text:span text:style-name="T1">hive&gt; </text:span>SELECT distributer_id, vol_OUT FROM petrol order by vol_OUT desc limit 10;</text:p>
      <text:p text:style-name="P1"/>
      <text:p text:style-name="P5">3) <text:span text:style-name="T4">Wh</text:span>o<text:span text:style-name="T4"> </text:span>is<text:span text:style-name="T4"> the top distributor <text:s/>for selling petrol and also display the amount of petrol sold in volume by </text:span>sum <text:span text:style-name="T4">?</text:span></text:p>
      <text:p text:style-name="P5"/>
      <text:p text:style-name="P5"><text:s/><text:span text:style-name="T5">hive&gt;</text:span>SELECT distributer_name, sum(vol_OUT) as sum_vol FROM petrol group by distributer_name order by <text:s/>sum_vol desc limit 1;</text:p>
      <text:p text:style-name="P5"/>
      <text:p text:style-name="P1"><text:span text:style-name="T3">4</text:span>)Find real life 10 distributor name who sold petrol in the least amount.</text:p>
      <text:p text:style-name="P1"/>
      <text:p text:style-name="P1"/>
      <text:p text:style-name="P1"><text:span text:style-name="T1">Hive&gt; </text:span>SELECT distributer_id, vol_OUT FROM petrol order by vol_OUT limit 10;</text:p>
      <text:p text:style-name="P1"/>
      <text:p text:style-name="P1"><text:span text:style-name="T6">5) </text:span>The constraint to this query is the difference between volumeIN and volumeOuT is illegal in real life if greater than <text:span text:style-name="T2">4</text:span>00. As we see all distributors are receiving patrols on every next cycle.</text:p>
      <text:p text:style-name="P1"/>
      <text:p text:style-name="P1">List all distributors who have this difference, along with the year and the difference which they have in that year.</text:p>
      <text:p text:style-name="P1"/>
      <text:p text:style-name="P1"/>
      <text:p text:style-name="P3"><text:soft-page-break/>hive&gt; select distributer_id, <text:s/>distributer_name , <text:s/>year from petrol where <text:s/>abs(vol_IN-vol_OUT)&gt;=<text:span text:style-name="T7">4</text:span>0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0:15:08.625645792</meta:creation-date>
    <dc:date>2018-01-04T20:59:27.847302112</dc:date>
    <meta:editing-duration>PT6M8S</meta:editing-duration>
    <meta:editing-cycles>8</meta:editing-cycles>
    <meta:generator>LibreOffice/4.2.3.3$Linux_x86 LibreOffice_project/420m0$Build-3</meta:generator>
    <meta:document-statistic meta:table-count="0" meta:image-count="0" meta:object-count="0" meta:page-count="2" meta:paragraph-count="25" meta:word-count="279" meta:character-count="1943" meta:non-whitespace-character-count="1635"/>
  </office:meta>
</office:document-meta>
</file>